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s" svg:font-family="'Times new romans'"/>
    <style:font-face style:name="serif" svg:font-family="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" style:family="paragraph" style:parent-style-name="Title" style:master-page-name="Standard">
      <style:paragraph-properties style:page-number="auto"/>
      <style:text-properties style:use-window-font-color="true" style:font-name="Times New Roman" fo:font-size="14pt" fo:language="en" fo:country="US" fo:font-weight="bold" officeooo:rsid="001f9bd6" officeooo:paragraph-rsid="001f9bd6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3" style:family="paragraph" style:parent-style-name="Affiliation">
      <style:text-properties style:use-window-font-color="true" style:font-name="Times New Roman" fo:font-size="12pt" fo:language="en" fo:country="US" fo:font-style="italic" officeooo:rsid="001d749a" officeooo:paragraph-rsid="001d749a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P4" style:family="paragraph" style:parent-style-name="Author">
      <style:text-properties style:use-window-font-color="true" style:font-name="Times New Roman" fo:font-size="12pt" fo:language="en" fo:country="US" officeooo:rsid="001d749a" officeooo:paragraph-rsid="001d749a" style:font-name-asian="Times New Roman" style:font-size-asian="12pt" style:font-name-complex="Times New Roman" style:font-size-complex="10pt" style:language-complex="ar" style:country-complex="SA"/>
    </style:style>
    <style:style style:name="P5" style:family="paragraph" style:parent-style-name="References">
      <style:paragraph-properties fo:text-align="justify" style:justify-single-word="false"/>
      <style:text-properties officeooo:paragraph-rsid="00256806"/>
    </style:style>
    <style:style style:name="P6" style:family="paragraph" style:parent-style-name="References">
      <style:paragraph-properties fo:text-align="justify" style:justify-single-word="false"/>
      <style:text-properties officeooo:paragraph-rsid="004ac8b4"/>
    </style:style>
    <style:style style:name="P7" style:family="paragraph" style:parent-style-name="References">
      <style:paragraph-properties fo:text-align="justify" style:justify-single-word="false"/>
      <style:text-properties officeooo:paragraph-rsid="005139de"/>
    </style:style>
    <style:style style:name="P8" style:family="paragraph" style:parent-style-name="References">
      <style:paragraph-properties fo:text-align="justify" style:justify-single-word="false"/>
      <style:text-properties officeooo:paragraph-rsid="0073fec1"/>
    </style:style>
    <style:style style:name="P9" style:family="paragraph" style:parent-style-name="References">
      <style:paragraph-properties fo:text-align="justify" style:justify-single-word="false"/>
      <style:text-properties officeooo:paragraph-rsid="00a0b3a1"/>
    </style:style>
    <style:style style:name="P10" style:family="paragraph" style:parent-style-name="References">
      <style:paragraph-properties fo:text-align="justify" style:justify-single-word="false"/>
      <style:text-properties officeooo:paragraph-rsid="00a304c5"/>
    </style:style>
    <style:style style:name="P11" style:family="paragraph" style:parent-style-name="References">
      <style:paragraph-properties fo:text-align="justify" style:justify-single-word="false"/>
      <style:text-properties officeooo:paragraph-rsid="00b52125"/>
    </style:style>
    <style:style style:name="P12" style:family="paragraph" style:parent-style-name="References">
      <style:paragraph-properties fo:text-align="justify" style:justify-single-word="false"/>
      <style:text-properties officeooo:paragraph-rsid="00e4cef2"/>
    </style:style>
    <style:style style:name="P13" style:family="paragraph" style:parent-style-name="References">
      <style:text-properties officeooo:paragraph-rsid="0027b742"/>
    </style:style>
    <style:style style:name="P14" style:family="paragraph" style:parent-style-name="References">
      <style:text-properties officeooo:paragraph-rsid="003f43a7"/>
    </style:style>
    <style:style style:name="P15" style:family="paragraph" style:parent-style-name="References">
      <style:paragraph-properties fo:text-align="justify" style:justify-single-word="false"/>
      <style:text-properties officeooo:rsid="004ac8b4" officeooo:paragraph-rsid="0032cd15"/>
    </style:style>
    <style:style style:name="P16" style:family="paragraph" style:parent-style-name="References">
      <style:paragraph-properties fo:text-align="justify" style:justify-single-word="false"/>
      <style:text-properties officeooo:rsid="00c40e89" officeooo:paragraph-rsid="00c908b2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8" style:family="paragraph" style:parent-style-name="Standard">
      <style:text-properties fo:font-weight="bold" officeooo:rsid="00952893" officeooo:paragraph-rsid="00952893" style:font-weight-asian="bold" style:font-weight-complex="bold"/>
    </style:style>
    <style:style style:name="P19" style:family="paragraph" style:parent-style-name="Standard">
      <style:text-properties fo:font-weight="normal" officeooo:rsid="00cc7057" officeooo:paragraph-rsid="00cc7057" style:font-weight-asian="normal" style:font-weight-complex="normal"/>
    </style:style>
    <style:style style:name="P20" style:family="paragraph" style:parent-style-name="Standard">
      <style:text-properties officeooo:paragraph-rsid="00cc7057"/>
    </style:style>
    <style:style style:name="P21" style:family="paragraph" style:parent-style-name="Text_20_body">
      <style:text-properties fo:font-size="10pt" officeooo:paragraph-rsid="003c5341" style:font-size-asian="10pt" style:font-size-complex="10pt"/>
    </style:style>
    <style:style style:name="P22" style:family="paragraph" style:parent-style-name="Text_20_body">
      <style:text-properties officeooo:paragraph-rsid="003c5341"/>
    </style:style>
    <style:style style:name="P23" style:family="paragraph" style:parent-style-name="Text_20_body">
      <style:text-properties officeooo:paragraph-rsid="0060650a"/>
    </style:style>
    <style:style style:name="P24" style:family="paragraph" style:parent-style-name="Text_20_body">
      <style:text-properties fo:font-weight="bold" officeooo:rsid="0095334c" officeooo:paragraph-rsid="0095334c" style:font-weight-asian="bold" style:font-weight-complex="bold"/>
    </style:style>
    <style:style style:name="P25" style:family="paragraph" style:parent-style-name="Text_20_body">
      <style:text-properties fo:font-weight="bold" officeooo:rsid="00966f23" officeooo:paragraph-rsid="00966f23" style:font-weight-asian="bold" style:font-weight-complex="bold"/>
    </style:style>
    <style:style style:name="P26" style:family="paragraph" style:parent-style-name="Text_20_body">
      <style:text-properties fo:font-style="normal" fo:font-weight="bold" officeooo:rsid="0095334c" officeooo:paragraph-rsid="0095334c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officeooo:paragraph-rsid="00a69352"/>
    </style:style>
    <style:style style:name="P28" style:family="paragraph" style:parent-style-name="Text_20_body">
      <style:text-properties officeooo:paragraph-rsid="00ad6fed"/>
    </style:style>
    <style:style style:name="P29" style:family="paragraph" style:parent-style-name="Text_20_body">
      <style:text-properties officeooo:rsid="00bcb6cd" officeooo:paragraph-rsid="00c1da8b"/>
    </style:style>
    <style:style style:name="P30" style:family="paragraph" style:parent-style-name="Text_20_body">
      <style:text-properties officeooo:paragraph-rsid="00c43d29"/>
    </style:style>
    <style:style style:name="P31" style:family="paragraph" style:parent-style-name="Text_20_body">
      <style:text-properties officeooo:paragraph-rsid="00d4bd88"/>
    </style:style>
    <style:style style:name="P32" style:family="paragraph" style:parent-style-name="Text_20_body">
      <style:text-properties officeooo:paragraph-rsid="00f0d220"/>
    </style:style>
    <style:style style:name="T1" style:family="text">
      <style:text-properties fo:font-weight="bold" officeooo:rsid="00cc7057" style:font-weight-asian="bold" style:font-weight-complex="bold"/>
    </style:style>
    <style:style style:name="T2" style:family="text">
      <style:text-properties fo:font-weight="bold" officeooo:rsid="00e40234" style:font-weight-asian="bold" style:font-weight-complex="bold"/>
    </style:style>
    <style:style style:name="T3" style:family="text">
      <style:text-properties fo:font-size="10pt" fo:font-weight="normal" officeooo:rsid="003b9580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de416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406b54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41aba5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67025b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4370e9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4507d0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b51729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67ea56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6c3e44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962fdd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6ef86f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68cb46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925b63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9a5d25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9391ba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9491c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9bb7c6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5bf736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87b3aa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a5dd40" style:font-size-asian="10pt" style:font-weight-asian="normal" style:font-size-complex="10pt" style:font-weight-complex="normal"/>
    </style:style>
    <style:style style:name="T24" style:family="text">
      <style:text-properties fo:font-size="10pt" fo:font-style="normal" fo:font-weight="normal" officeooo:rsid="00a46d0d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b2465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size="10pt" fo:font-style="normal" fo:font-weight="normal" officeooo:rsid="008bae9a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10pt" fo:font-style="normal" fo:font-weight="normal" officeooo:rsid="008d7575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ize="10pt" fo:font-style="normal" fo:font-weight="normal" officeooo:rsid="009e0fa5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a14bf3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addb94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aee576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a6b6a5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ab1f53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a8af59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a953a8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ad6696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9f818b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a027ea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0ad0763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0ad1744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0a29e2d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0a58fea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094e0e5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09acc2e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09bc0f1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09f5a15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ize="10pt" fo:font-style="normal" fo:font-weight="normal" officeooo:rsid="00a0b3a1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ize="10pt" fo:font-style="normal" fo:font-weight="normal" officeooo:rsid="00a573f9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style="normal" fo:font-weight="normal" officeooo:rsid="00a915e8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ize="10pt" fo:font-style="normal" fo:font-weight="normal" officeooo:rsid="00ac5161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0pt" fo:font-style="normal" fo:font-weight="normal" officeooo:rsid="00ad6fed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size="10pt" fo:font-style="normal" fo:font-weight="normal" officeooo:rsid="00ae7961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size="10pt" fo:font-style="normal" fo:font-weight="normal" officeooo:rsid="00b0545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ize="10pt" fo:font-style="normal" fo:font-weight="normal" officeooo:rsid="00d359a6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size="10pt" fo:font-style="normal" fo:font-weight="normal" officeooo:rsid="00d4bd88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ize="10pt" fo:font-style="normal" style:font-size-asian="10pt" style:font-style-asian="normal" style:font-size-complex="10pt" style:font-style-complex="normal"/>
    </style:style>
    <style:style style:name="T57" style:family="text">
      <style:text-properties fo:font-size="10pt" fo:font-style="normal" officeooo:rsid="008bae9a" style:font-size-asian="10pt" style:font-style-asian="normal" style:font-size-complex="10pt" style:font-style-complex="normal"/>
    </style:style>
    <style:style style:name="T58" style:family="text">
      <style:text-properties fo:font-size="10pt" fo:font-style="italic" fo:font-weight="normal" officeooo:rsid="008af6e9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font-size="10pt" fo:font-style="italic" fo:font-weight="normal" officeooo:rsid="0094dee3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font-size="10pt" fo:font-style="italic" fo:font-weight="normal" officeooo:rsid="0095423f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3b9580" style:font-size-asian="10pt" style:font-size-complex="10pt"/>
    </style:style>
    <style:style style:name="T63" style:family="text">
      <style:text-properties fo:font-size="10pt" officeooo:rsid="008af6e9" style:font-size-asian="10pt" style:font-size-complex="10pt"/>
    </style:style>
    <style:style style:name="T64" style:family="text">
      <style:text-properties fo:font-size="10pt" officeooo:rsid="00cc7057" style:font-size-asian="10pt" style:font-size-complex="10pt"/>
    </style:style>
    <style:style style:name="T65" style:family="text">
      <style:text-properties fo:font-weight="normal" officeooo:rsid="0068cb46" style:font-weight-asian="normal" style:font-weight-complex="normal"/>
    </style:style>
    <style:style style:name="T66" style:family="text">
      <style:text-properties fo:font-weight="normal" officeooo:rsid="006ef86f" style:font-weight-asian="normal" style:font-weight-complex="normal"/>
    </style:style>
    <style:style style:name="T67" style:family="text">
      <style:text-properties fo:font-weight="normal" officeooo:rsid="00772f24" style:font-weight-asian="normal" style:font-weight-complex="normal"/>
    </style:style>
    <style:style style:name="T68" style:family="text">
      <style:text-properties fo:font-weight="normal" officeooo:rsid="0096c1fe" style:font-weight-asian="normal" style:font-weight-complex="normal"/>
    </style:style>
    <style:style style:name="T69" style:family="text">
      <style:text-properties fo:font-weight="normal" officeooo:rsid="0071310c" style:font-weight-asian="normal" style:font-weight-complex="normal"/>
    </style:style>
    <style:style style:name="T70" style:family="text">
      <style:text-properties fo:font-weight="normal" officeooo:rsid="00762b30" style:font-weight-asian="normal" style:font-weight-complex="normal"/>
    </style:style>
    <style:style style:name="T71" style:family="text">
      <style:text-properties fo:font-weight="normal" officeooo:rsid="00982d2e" style:font-weight-asian="normal" style:font-weight-complex="normal"/>
    </style:style>
    <style:style style:name="T72" style:family="text">
      <style:text-properties fo:font-weight="normal" officeooo:rsid="007213dd" style:font-weight-asian="normal" style:font-weight-complex="normal"/>
    </style:style>
    <style:style style:name="T73" style:family="text">
      <style:text-properties fo:font-weight="normal" officeooo:rsid="00995548" style:font-weight-asian="normal" style:font-weight-complex="normal"/>
    </style:style>
    <style:style style:name="T74" style:family="text">
      <style:text-properties fo:font-weight="normal" officeooo:rsid="0078a466" style:font-weight-asian="normal" style:font-weight-complex="normal"/>
    </style:style>
    <style:style style:name="T75" style:family="text">
      <style:text-properties fo:font-weight="normal" officeooo:rsid="0079f3f6" style:font-weight-asian="normal" style:font-weight-complex="normal"/>
    </style:style>
    <style:style style:name="T76" style:family="text">
      <style:text-properties fo:font-weight="normal" officeooo:rsid="0081677f" style:font-weight-asian="normal" style:font-weight-complex="normal"/>
    </style:style>
    <style:style style:name="T77" style:family="text">
      <style:text-properties fo:font-weight="normal" officeooo:rsid="007f119f" style:font-weight-asian="normal" style:font-weight-complex="normal"/>
    </style:style>
    <style:style style:name="T78" style:family="text">
      <style:text-properties fo:font-weight="normal" officeooo:rsid="007da46f" style:font-weight-asian="normal" style:font-weight-complex="normal"/>
    </style:style>
    <style:style style:name="T79" style:family="text">
      <style:text-properties fo:font-weight="normal" officeooo:rsid="00841013" style:font-weight-asian="normal" style:font-weight-complex="normal"/>
    </style:style>
    <style:style style:name="T80" style:family="text">
      <style:text-properties fo:font-weight="normal" officeooo:rsid="008296c4" style:font-weight-asian="normal" style:font-weight-complex="normal"/>
    </style:style>
    <style:style style:name="T81" style:family="text">
      <style:text-properties fo:font-weight="normal" officeooo:rsid="00891dbc" style:font-weight-asian="normal" style:font-weight-complex="normal"/>
    </style:style>
    <style:style style:name="T82" style:family="text">
      <style:text-properties fo:font-weight="normal" officeooo:rsid="0084acec" style:font-weight-asian="normal" style:font-weight-complex="normal"/>
    </style:style>
    <style:style style:name="T83" style:family="text">
      <style:text-properties fo:font-weight="normal" officeooo:rsid="0085d3b8" style:font-weight-asian="normal" style:font-weight-complex="normal"/>
    </style:style>
    <style:style style:name="T84" style:family="text">
      <style:text-properties fo:font-weight="normal" officeooo:rsid="0087d18b" style:font-weight-asian="normal" style:font-weight-complex="normal"/>
    </style:style>
    <style:style style:name="T85" style:family="text">
      <style:text-properties fo:font-weight="normal" officeooo:rsid="0093fa10" style:font-weight-asian="normal" style:font-weight-complex="normal"/>
    </style:style>
    <style:style style:name="T86" style:family="text">
      <style:text-properties fo:font-weight="normal" officeooo:rsid="008af6e9" style:font-weight-asian="normal" style:font-weight-complex="normal"/>
    </style:style>
    <style:style style:name="T87" style:family="text">
      <style:text-properties fo:font-weight="normal" officeooo:rsid="00606ca8" style:font-weight-asian="normal" style:font-weight-complex="normal"/>
    </style:style>
    <style:style style:name="T88" style:family="text">
      <style:text-properties fo:font-weight="normal" officeooo:rsid="003c68df" style:font-weight-asian="normal" style:font-weight-complex="normal"/>
    </style:style>
    <style:style style:name="T89" style:family="text">
      <style:text-properties fo:font-weight="normal" officeooo:rsid="005082a8" style:font-weight-asian="normal" style:font-weight-complex="normal"/>
    </style:style>
    <style:style style:name="T90" style:family="text">
      <style:text-properties fo:font-weight="normal" officeooo:rsid="0059a14e" style:font-weight-asian="normal" style:font-weight-complex="normal"/>
    </style:style>
    <style:style style:name="T91" style:family="text">
      <style:text-properties fo:font-weight="normal" officeooo:rsid="0059b2b2" style:font-weight-asian="normal" style:font-weight-complex="normal"/>
    </style:style>
    <style:style style:name="T92" style:family="text">
      <style:text-properties fo:font-weight="normal" officeooo:rsid="006c019a" style:font-weight-asian="normal" style:font-weight-complex="normal"/>
    </style:style>
    <style:style style:name="T93" style:family="text">
      <style:text-properties fo:font-weight="normal" officeooo:rsid="006d768b" style:font-weight-asian="normal" style:font-weight-complex="normal"/>
    </style:style>
    <style:style style:name="T94" style:family="text">
      <style:text-properties fo:font-weight="normal" officeooo:rsid="00809205" style:font-weight-asian="normal" style:font-weight-complex="normal"/>
    </style:style>
    <style:style style:name="T95" style:family="text">
      <style:text-properties fo:font-weight="normal" officeooo:rsid="00862b02" style:font-weight-asian="normal" style:font-weight-complex="normal"/>
    </style:style>
    <style:style style:name="T96" style:family="text">
      <style:text-properties fo:font-weight="normal" officeooo:rsid="00871723" style:font-weight-asian="normal" style:font-weight-complex="normal"/>
    </style:style>
    <style:style style:name="T97" style:family="text">
      <style:text-properties fo:font-weight="normal" officeooo:rsid="0089f0f4" style:font-weight-asian="normal" style:font-weight-complex="normal"/>
    </style:style>
    <style:style style:name="T98" style:family="text">
      <style:text-properties fo:font-weight="normal" officeooo:rsid="008f505d" style:font-weight-asian="normal" style:font-weight-complex="normal"/>
    </style:style>
    <style:style style:name="T99" style:family="text">
      <style:text-properties fo:font-weight="normal" officeooo:rsid="0091b24c" style:font-weight-asian="normal" style:font-weight-complex="normal"/>
    </style:style>
    <style:style style:name="T100" style:family="text">
      <style:text-properties fo:font-weight="normal" officeooo:rsid="00929fb1" style:font-weight-asian="normal" style:font-weight-complex="normal"/>
    </style:style>
    <style:style style:name="T101" style:family="text">
      <style:text-properties fo:font-weight="normal" officeooo:rsid="0092ab8d" style:font-weight-asian="normal" style:font-weight-complex="normal"/>
    </style:style>
    <style:style style:name="T102" style:family="text">
      <style:text-properties fo:font-weight="normal" officeooo:rsid="00cc7057" style:font-weight-asian="normal" style:font-weight-complex="normal"/>
    </style:style>
    <style:style style:name="T103" style:family="text">
      <style:text-properties fo:font-weight="normal" officeooo:rsid="00d10077" style:font-weight-asian="normal" style:font-weight-complex="normal"/>
    </style:style>
    <style:style style:name="T104" style:family="text">
      <style:text-properties fo:font-size="9pt" officeooo:rsid="002134a3" style:font-size-asian="9pt" style:font-size-complex="9pt"/>
    </style:style>
    <style:style style:name="T105" style:family="text">
      <style:text-properties fo:font-size="9pt" officeooo:rsid="002aa652" style:font-size-asian="9pt" style:font-size-complex="9pt"/>
    </style:style>
    <style:style style:name="T106" style:family="text">
      <style:text-properties fo:font-size="9pt" officeooo:rsid="002c239c" style:font-size-asian="9pt" style:font-size-complex="9pt"/>
    </style:style>
    <style:style style:name="T107" style:family="text">
      <style:text-properties fo:font-size="9pt" officeooo:rsid="007ef0cf" style:font-size-asian="9pt" style:font-size-complex="9pt"/>
    </style:style>
    <style:style style:name="T108" style:family="text">
      <style:text-properties fo:font-size="9pt" fo:font-weight="normal" officeooo:rsid="00b9b712" style:font-size-asian="9pt" style:font-weight-asian="normal" style:font-size-complex="9pt" style:font-weight-complex="normal"/>
    </style:style>
    <style:style style:name="T109" style:family="text">
      <style:text-properties fo:font-size="9pt" fo:font-weight="normal" officeooo:rsid="002134a3" style:font-size-asian="9pt" style:font-weight-asian="normal" style:font-size-complex="9pt" style:font-weight-complex="normal"/>
    </style:style>
    <style:style style:name="T110" style:family="text">
      <style:text-properties fo:font-size="9pt" fo:font-weight="normal" officeooo:rsid="0024f9e6" style:font-size-asian="9pt" style:font-weight-asian="normal" style:font-size-complex="9pt" style:font-weight-complex="normal"/>
    </style:style>
    <style:style style:name="T111" style:family="text">
      <style:text-properties fo:font-size="9pt" fo:font-weight="normal" officeooo:rsid="00261252" style:font-size-asian="9pt" style:font-weight-asian="normal" style:font-size-complex="9pt" style:font-weight-complex="normal"/>
    </style:style>
    <style:style style:name="T112" style:family="text">
      <style:text-properties fo:font-size="9pt" fo:font-weight="normal" officeooo:rsid="0027dc7f" style:font-size-asian="9pt" style:font-weight-asian="normal" style:font-size-complex="9pt" style:font-weight-complex="normal"/>
    </style:style>
    <style:style style:name="T113" style:family="text">
      <style:text-properties fo:font-size="9pt" fo:font-weight="normal" officeooo:rsid="006855d6" style:font-size-asian="9pt" style:font-weight-asian="normal" style:font-size-complex="9pt" style:font-weight-complex="normal"/>
    </style:style>
    <style:style style:name="T114" style:family="text">
      <style:text-properties fo:font-size="9pt" fo:font-weight="normal" officeooo:rsid="006a6668" style:font-size-asian="9pt" style:font-weight-asian="normal" style:font-size-complex="9pt" style:font-weight-complex="normal"/>
    </style:style>
    <style:style style:name="T115" style:family="text">
      <style:text-properties fo:font-size="9pt" fo:font-weight="normal" officeooo:rsid="007e586f" style:font-size-asian="9pt" style:font-weight-asian="normal" style:font-size-complex="9pt" style:font-weight-complex="normal"/>
    </style:style>
    <style:style style:name="T116" style:family="text">
      <style:text-properties fo:font-size="9pt" fo:font-weight="normal" officeooo:rsid="00a1e389" style:font-size-asian="9pt" style:font-weight-asian="normal" style:font-size-complex="9pt" style:font-weight-complex="normal"/>
    </style:style>
    <style:style style:name="T117" style:family="text">
      <style:text-properties fo:font-size="9pt" fo:font-weight="normal" officeooo:rsid="00a2bf69" style:font-size-asian="9pt" style:font-weight-asian="normal" style:font-size-complex="9pt" style:font-weight-complex="normal"/>
    </style:style>
    <style:style style:name="T118" style:family="text">
      <style:text-properties fo:font-size="9pt" fo:font-weight="normal" officeooo:rsid="00a304c5" style:font-size-asian="9pt" style:font-weight-asian="normal" style:font-size-complex="9pt" style:font-weight-complex="normal"/>
    </style:style>
    <style:style style:name="T119" style:family="text">
      <style:text-properties fo:font-size="9pt" fo:font-weight="normal" officeooo:rsid="00b52125" style:font-size-asian="9pt" style:font-weight-asian="normal" style:font-size-complex="9pt" style:font-weight-complex="normal"/>
    </style:style>
    <style:style style:name="T120" style:family="text">
      <style:text-properties fo:font-size="9pt" fo:font-weight="normal" officeooo:rsid="00b60243" style:font-size-asian="9pt" style:font-weight-asian="normal" style:font-size-complex="9pt" style:font-weight-complex="normal"/>
    </style:style>
    <style:style style:name="T121" style:family="text">
      <style:text-properties fo:font-size="9pt" fo:font-weight="normal" officeooo:rsid="00b7323a" style:font-size-asian="9pt" style:font-weight-asian="normal" style:font-size-complex="9pt" style:font-weight-complex="normal"/>
    </style:style>
    <style:style style:name="T122" style:family="text">
      <style:text-properties fo:font-size="9pt" fo:font-weight="normal" officeooo:rsid="00b85500" style:font-size-asian="9pt" style:font-weight-asian="normal" style:font-size-complex="9pt" style:font-weight-complex="normal"/>
    </style:style>
    <style:style style:name="T123" style:family="text">
      <style:text-properties fo:font-size="9pt" fo:font-weight="normal" officeooo:rsid="00c908b2" style:font-size-asian="9pt" style:font-weight-asian="normal" style:font-size-complex="9pt" style:font-weight-complex="normal"/>
    </style:style>
    <style:style style:name="T124" style:family="text">
      <style:text-properties fo:font-size="9pt" fo:font-weight="normal" officeooo:rsid="00c9b399" style:font-size-asian="9pt" style:font-weight-asian="normal" style:font-size-complex="9pt" style:font-weight-complex="normal"/>
    </style:style>
    <style:style style:name="T125" style:family="text">
      <style:text-properties fo:font-size="9pt" fo:font-weight="normal" officeooo:rsid="00e4cef2" style:font-size-asian="9pt" style:font-weight-asian="normal" style:font-size-complex="9pt" style:font-weight-complex="normal"/>
    </style:style>
    <style:style style:name="T126" style:family="text">
      <style:text-properties style:use-window-font-color="true" style:font-name="Times New Roman" fo:font-size="9pt" fo:language="en" fo:country="US" fo:font-weight="normal" officeooo:rsid="0023bbb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7" style:family="text">
      <style:text-properties style:use-window-font-color="true" style:font-name="Times New Roman" fo:font-size="9pt" fo:language="en" fo:country="US" fo:font-weight="normal" officeooo:rsid="0027dc7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8" style:family="text">
      <style:text-properties style:use-window-font-color="true" style:font-name="Times New Roman" fo:font-size="9pt" fo:language="en" fo:country="US" fo:font-weight="normal" officeooo:rsid="0029c6c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9" style:family="text">
      <style:text-properties style:use-window-font-color="true" style:font-name="Times New Roman" fo:font-size="9pt" fo:language="en" fo:country="US" fo:font-weight="normal" officeooo:rsid="002a37c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0" style:family="text">
      <style:text-properties style:use-window-font-color="true" style:font-name="Times New Roman" fo:font-size="9pt" fo:language="en" fo:country="US" fo:font-weight="normal" officeooo:rsid="004b11d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1" style:family="text">
      <style:text-properties style:use-window-font-color="true" style:font-name="Times New Roman" fo:font-size="9pt" fo:language="en" fo:country="US" fo:font-weight="normal" officeooo:rsid="0052815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2" style:family="text">
      <style:text-properties style:use-window-font-color="true" style:font-name="Times New Roman" fo:font-size="9pt" fo:language="en" fo:country="US" fo:font-weight="normal" officeooo:rsid="0055b3c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3" style:family="text">
      <style:text-properties style:use-window-font-color="true" style:font-name="Times New Roman" fo:font-size="9pt" fo:language="en" fo:country="US" fo:font-weight="normal" officeooo:rsid="00a0b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4" style:family="text">
      <style:text-properties style:use-window-font-color="true" style:font-name="Times New Roman" fo:font-size="9pt" fo:language="en" fo:country="US" fo:font-weight="normal" officeooo:rsid="00a1e38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5" style:family="text">
      <style:text-properties style:use-window-font-color="true" style:font-name="Times New Roman" fo:font-size="9pt" fo:language="en" fo:country="US" fo:font-weight="normal" officeooo:rsid="00a42cb0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6" style:family="text">
      <style:text-properties style:use-window-font-color="true" style:font-name="Times New Roman" fo:font-size="9pt" fo:language="en" fo:country="US" fo:font-weight="normal" officeooo:rsid="00a5024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7" style:family="text">
      <style:text-properties style:use-window-font-color="true" style:font-name="Times New Roman" fo:font-size="9pt" fo:language="en" fo:country="US" fo:font-weight="normal" officeooo:rsid="00b6024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8" style:family="text">
      <style:text-properties style:use-window-font-color="true" style:font-name="Times New Roman" fo:font-size="9pt" fo:language="en" fo:country="US" fo:font-weight="normal" officeooo:rsid="00bb243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9" style:family="text">
      <style:text-properties style:use-window-font-color="true" style:font-name="Times New Roman" fo:font-size="9pt" fo:language="en" fo:country="US" fo:font-weight="normal" officeooo:rsid="00e52cd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40" style:family="text">
      <style:text-properties style:use-window-font-color="true" style:font-name="Times New Roman" fo:font-size="9pt" fo:language="en" fo:country="US" fo:font-weight="normal" officeooo:rsid="00256806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41" style:family="text">
      <style:text-properties style:use-window-font-color="true" style:font-name="Times New Roman" fo:font-size="9pt" fo:language="en" fo:country="US" fo:font-weight="normal" officeooo:rsid="006855d6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42" style:family="text">
      <style:text-properties style:use-window-font-color="true" style:font-name="Times New Roman" fo:font-size="9pt" fo:language="en" fo:country="US" fo:font-weight="normal" officeooo:rsid="006a6668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43" style:family="text">
      <style:text-properties style:use-window-font-color="true" style:font-name="Times New Roman" fo:font-size="9pt" fo:language="en" fo:country="US" officeooo:rsid="00256806" style:font-name-asian="Times New Roman" style:font-size-asian="9pt" style:font-name-complex="Times New Roman" style:font-size-complex="10pt" style:language-complex="ar" style:country-complex="SA"/>
    </style:style>
    <style:style style:name="T144" style:family="text">
      <style:text-properties style:use-window-font-color="true" style:font-name="Times New Roman" fo:font-size="9pt" fo:language="en" fo:country="US" officeooo:rsid="002c72f2" style:font-name-asian="Times New Roman" style:font-size-asian="9pt" style:font-name-complex="Times New Roman" style:font-size-complex="10pt" style:language-complex="ar" style:country-complex="SA"/>
    </style:style>
    <style:style style:name="T145" style:family="text">
      <style:text-properties style:use-window-font-color="true" style:font-name="Times New Roman" fo:font-size="9pt" fo:language="en" fo:country="US" officeooo:rsid="002f0eaa" style:font-name-asian="Times New Roman" style:font-size-asian="9pt" style:font-name-complex="Times New Roman" style:font-size-complex="10pt" style:language-complex="ar" style:country-complex="SA"/>
    </style:style>
    <style:style style:name="T146" style:family="text">
      <style:text-properties style:use-window-font-color="true" style:font-name="Times New Roman" fo:font-size="9pt" fo:language="en" fo:country="US" officeooo:rsid="003f43a7" style:font-name-asian="Times New Roman" style:font-size-asian="9pt" style:font-name-complex="Times New Roman" style:font-size-complex="10pt" style:language-complex="ar" style:country-complex="SA"/>
    </style:style>
    <style:style style:name="T147" style:family="text">
      <style:text-properties style:use-window-font-color="true" style:font-name="Times New Roman" fo:font-size="9pt" fo:language="en" fo:country="US" officeooo:rsid="00410596" style:font-name-asian="Times New Roman" style:font-size-asian="9pt" style:font-name-complex="Times New Roman" style:font-size-complex="10pt" style:language-complex="ar" style:country-complex="SA"/>
    </style:style>
    <style:style style:name="T148" style:family="text">
      <style:text-properties style:use-window-font-color="true" style:font-name="Times New Roman" fo:font-size="9pt" fo:language="en" fo:country="US" officeooo:rsid="005082a8" style:font-name-asian="Times New Roman" style:font-size-asian="9pt" style:font-name-complex="Times New Roman" style:font-size-complex="9pt" style:language-complex="ar" style:country-complex="SA"/>
    </style:style>
    <style:style style:name="T149" style:family="text">
      <style:text-properties style:use-window-font-color="true" style:font-name="Times New Roman" fo:font-size="9pt" fo:language="en" fo:country="US" fo:font-style="italic" officeooo:rsid="002f0eaa" style:font-name-asian="Times New Roman" style:font-size-asian="9pt" style:font-name-complex="Times New Roman" style:font-size-complex="10pt" style:language-complex="ar" style:country-complex="SA"/>
    </style:style>
    <style:style style:name="T150" style:family="text">
      <style:text-properties style:use-window-font-color="true" style:font-name="Times New Roman" fo:font-size="9pt" fo:language="en" fo:country="US" fo:font-style="italic" officeooo:rsid="00470a03" style:font-name-asian="Times New Roman" style:font-size-asian="9pt" style:font-name-complex="Times New Roman" style:font-size-complex="10pt" style:language-complex="ar" style:country-complex="SA"/>
    </style:style>
    <style:style style:name="T151" style:family="text">
      <style:text-properties style:use-window-font-color="true" style:font-name="Times New Roman" fo:font-size="9pt" fo:language="en" fo:country="US" fo:font-style="italic" fo:font-weight="normal" officeooo:rsid="006855d6" style:font-name-asian="Times New Roman" style:font-size-asian="9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T152" style:family="text">
      <style:text-properties style:use-window-font-color="true" style:font-name="Times New Roman" fo:font-size="10pt" fo:language="en" fo:country="US" fo:font-style="normal" fo:font-weight="normal" officeooo:rsid="00a46d0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3" style:family="text">
      <style:text-properties style:use-window-font-color="true" style:font-name="Times New Roman" fo:font-size="10pt" fo:language="en" fo:country="US" fo:font-style="normal" fo:font-weight="normal" officeooo:rsid="00b0af96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4" style:family="text">
      <style:text-properties style:use-window-font-color="true" style:font-name="Times New Roman" fo:font-size="10pt" fo:language="en" fo:country="US" fo:font-style="normal" fo:font-weight="normal" officeooo:rsid="00b0c041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5" style:family="text">
      <style:text-properties style:use-window-font-color="true" style:font-name="Times New Roman" fo:font-size="10pt" fo:language="en" fo:country="US" fo:font-style="normal" fo:font-weight="normal" officeooo:rsid="00b24650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6" style:family="text">
      <style:text-properties style:use-window-font-color="true" style:font-name="Times New Roman" fo:font-size="10pt" fo:language="en" fo:country="US" fo:font-style="normal" fo:font-weight="normal" officeooo:rsid="00b2cb5e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7" style:family="text">
      <style:text-properties style:use-window-font-color="true" style:font-name="Times New Roman" fo:font-size="10pt" fo:language="en" fo:country="US" fo:font-style="normal" fo:font-weight="normal" officeooo:rsid="00991df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8" style:family="text">
      <style:text-properties style:use-window-font-color="true" style:font-name="Times New Roman" fo:font-size="10pt" fo:language="en" fo:country="US" fo:font-style="normal" fo:font-weight="normal" officeooo:rsid="00b1df97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Times New Roman" fo:font-size="10pt" fo:language="en" fo:country="US" fo:font-style="normal" fo:font-weight="normal" officeooo:rsid="00db52a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Times New Roman" fo:font-size="10pt" fo:language="en" fo:country="US" fo:font-style="normal" fo:font-weight="normal" officeooo:rsid="00f7ff7a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1" style:family="text">
      <style:text-properties style:use-window-font-color="true" style:font-name="Times New Roman" fo:font-size="10pt" fo:language="en" fo:country="US" fo:font-style="normal" fo:font-weight="normal" officeooo:rsid="00f81301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" style:family="text">
      <style:text-properties style:use-window-font-color="true" style:font-name="Times New Roman" fo:font-size="10pt" fo:language="en" fo:country="US" fo:font-style="normal" fo:font-weight="normal" officeooo:rsid="01009dd4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3" style:family="text">
      <style:text-properties style:use-window-font-color="true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4" style:family="text">
      <style:text-properties style:use-window-font-color="true" style:font-name="Times New Roman" fo:font-size="10pt" fo:language="en" fo:country="US" fo:font-style="normal" fo:font-weight="normal" officeooo:rsid="00a6935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5" style:family="text">
      <style:text-properties style:use-window-font-color="true" style:font-name="Times New Roman" fo:font-size="10pt" fo:language="en" fo:country="US" fo:font-style="normal" fo:font-weight="normal" officeooo:rsid="00b0545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6" style:family="text">
      <style:text-properties style:use-window-font-color="true" style:font-name="Times New Roman" fo:font-size="10pt" fo:language="en" fo:country="US" fo:font-style="normal" fo:font-weight="normal" officeooo:rsid="00b25dd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7" style:family="text">
      <style:text-properties style:use-window-font-color="true" style:font-name="Times New Roman" fo:font-size="10pt" fo:language="en" fo:country="US" fo:font-style="normal" fo:font-weight="normal" officeooo:rsid="00b2f63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8" style:family="text">
      <style:text-properties style:use-window-font-color="true" style:font-name="Times New Roman" fo:font-size="10pt" fo:language="en" fo:country="US" fo:font-style="normal" fo:font-weight="normal" officeooo:rsid="00b36e3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9" style:family="text">
      <style:text-properties style:use-window-font-color="true" style:font-name="Times New Roman" fo:font-size="10pt" fo:language="en" fo:country="US" fo:font-style="normal" fo:font-weight="normal" officeooo:rsid="00bdfda1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0" style:family="text">
      <style:text-properties style:use-window-font-color="true" style:font-name="Times New Roman" fo:font-size="10pt" fo:language="en" fo:country="US" fo:font-style="normal" fo:font-weight="normal" officeooo:rsid="00bf83f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1" style:family="text">
      <style:text-properties style:use-window-font-color="true" style:font-name="Times New Roman" fo:font-size="10pt" fo:language="en" fo:country="US" fo:font-style="normal" fo:font-weight="normal" officeooo:rsid="00c017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2" style:family="text">
      <style:text-properties style:use-window-font-color="true" style:font-name="Times New Roman" fo:font-size="10pt" fo:language="en" fo:country="US" fo:font-style="normal" fo:font-weight="normal" officeooo:rsid="00c1da8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3" style:family="text">
      <style:text-properties style:use-window-font-color="true" style:font-name="Times New Roman" fo:font-size="10pt" fo:language="en" fo:country="US" fo:font-style="normal" fo:font-weight="normal" officeooo:rsid="00c43d2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4" style:family="text">
      <style:text-properties style:use-window-font-color="true" style:font-name="Times New Roman" fo:font-size="10pt" fo:language="en" fo:country="US" fo:font-style="normal" fo:font-weight="normal" officeooo:rsid="00c6161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5" style:family="text">
      <style:text-properties style:use-window-font-color="true" style:font-name="Times New Roman" fo:font-size="10pt" fo:language="en" fo:country="US" fo:font-style="normal" fo:font-weight="normal" officeooo:rsid="00c70ee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6" style:family="text">
      <style:text-properties style:use-window-font-color="true" style:font-name="Times New Roman" fo:font-size="10pt" fo:language="en" fo:country="US" fo:font-style="normal" fo:font-weight="normal" officeooo:rsid="00c908b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7" style:family="text">
      <style:text-properties style:use-window-font-color="true" style:font-name="Times New Roman" fo:font-size="10pt" fo:language="en" fo:country="US" fo:font-style="normal" fo:font-weight="normal" officeooo:rsid="00cc19c1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8" style:family="text">
      <style:text-properties style:use-window-font-color="true" style:font-name="Times New Roman" fo:font-size="10pt" fo:language="en" fo:country="US" fo:font-style="normal" fo:font-weight="normal" officeooo:rsid="00d34d0d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9" style:family="text">
      <style:text-properties style:use-window-font-color="true" style:font-name="Times New Roman" fo:font-size="10pt" fo:language="en" fo:country="US" fo:font-style="normal" fo:font-weight="normal" officeooo:rsid="00d4bd88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0" style:family="text">
      <style:text-properties style:use-window-font-color="true" style:font-name="Times New Roman" fo:font-size="10pt" fo:language="en" fo:country="US" fo:font-style="normal" fo:font-weight="normal" officeooo:rsid="00d7804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1" style:family="text">
      <style:text-properties style:use-window-font-color="true" style:font-name="Times New Roman" fo:font-size="10pt" fo:language="en" fo:country="US" fo:font-style="normal" fo:font-weight="normal" officeooo:rsid="00d8259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2" style:family="text">
      <style:text-properties style:use-window-font-color="true" style:font-name="Times New Roman" fo:font-size="10pt" fo:language="en" fo:country="US" fo:font-style="normal" fo:font-weight="normal" officeooo:rsid="00e6b18a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3" style:family="text">
      <style:text-properties style:use-window-font-color="true" style:font-name="Times New Roman" fo:font-size="10pt" fo:language="en" fo:country="US" fo:font-style="normal" fo:font-weight="normal" officeooo:rsid="00e7edbc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4" style:family="text">
      <style:text-properties style:use-window-font-color="true" style:font-name="Times New Roman" fo:font-size="10pt" fo:language="en" fo:country="US" fo:font-style="normal" fo:font-weight="normal" officeooo:rsid="00e6565c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5" style:family="text">
      <style:text-properties style:use-window-font-color="true" style:font-name="Times New Roman" fo:font-size="10pt" fo:language="en" fo:country="US" fo:font-style="normal" fo:font-weight="normal" officeooo:rsid="00e9af0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6" style:family="text">
      <style:text-properties style:use-window-font-color="true" style:font-name="Times New Roman" fo:font-size="10pt" fo:language="en" fo:country="US" fo:font-style="normal" fo:font-weight="normal" officeooo:rsid="00eb4e36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7" style:family="text">
      <style:text-properties style:use-window-font-color="true" style:font-name="Times New Roman" fo:font-size="10pt" fo:language="en" fo:country="US" fo:font-style="normal" fo:font-weight="normal" officeooo:rsid="00ec906c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8" style:family="text">
      <style:text-properties style:use-window-font-color="true" style:font-name="Times New Roman" fo:font-size="10pt" fo:language="en" fo:country="US" fo:font-style="normal" fo:font-weight="normal" officeooo:rsid="00edc6b8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89" style:family="text">
      <style:text-properties style:use-window-font-color="true" style:font-name="Times New Roman" fo:font-size="10pt" fo:language="en" fo:country="US" fo:font-style="normal" fo:font-weight="normal" officeooo:rsid="00f34ce6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90" style:family="text">
      <style:text-properties style:use-window-font-color="true" style:font-name="Times New Roman" fo:font-size="10pt" fo:language="en" fo:country="US" fo:font-style="normal" fo:font-weight="normal" officeooo:rsid="00f3eb4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91" style:family="text">
      <style:text-properties style:use-window-font-color="true" style:font-name="Times New Roman" fo:font-size="10pt" fo:language="en" fo:country="US" fo:font-weight="normal" officeooo:rsid="00dc9b34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2" style:family="text">
      <style:text-properties style:use-window-font-color="true" style:font-name="Times New Roman" fo:font-size="10pt" fo:language="en" fo:country="US" fo:font-weight="normal" officeooo:rsid="00de99d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3" style:family="text">
      <style:text-properties style:use-window-font-color="true" style:font-name="Times New Roman" fo:font-size="10pt" fo:language="en" fo:country="US" fo:font-weight="normal" officeooo:rsid="00e047a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4" style:family="text">
      <style:text-properties style:use-window-font-color="true" style:font-name="Times New Roman" fo:font-size="10pt" fo:language="en" fo:country="US" fo:font-weight="normal" officeooo:rsid="00e1f3e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5" style:family="text">
      <style:text-properties style:use-window-font-color="true" style:font-name="Times New Roman" fo:font-size="10pt" fo:language="en" fo:country="US" fo:font-weight="normal" officeooo:rsid="00e2ba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6" style:family="text">
      <style:text-properties style:use-window-font-color="true" style:font-name="Times New Roman" fo:font-size="10pt" fo:language="en" fo:country="US" fo:font-weight="bold" officeooo:rsid="00cf2b2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97" style:family="text">
      <style:text-properties style:use-window-font-color="true" style:font-name="Times New Roman" fo:font-size="10pt" fo:language="en" fo:country="US" fo:font-weight="bold" officeooo:rsid="00e351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98" style:family="text">
      <style:text-properties style:font-name="Times New Roman1" fo:font-size="9pt" fo:font-weight="normal" officeooo:rsid="00b9b712" style:font-size-asian="9pt" style:font-weight-asian="normal" style:font-size-complex="9pt" style:font-weight-complex="normal"/>
    </style:style>
    <style:style style:name="T199" style:family="text">
      <style:text-properties officeooo:rsid="0027b742"/>
    </style:style>
    <style:style style:name="T200" style:family="text">
      <style:text-properties officeooo:rsid="002c72f2"/>
    </style:style>
    <style:style style:name="T201" style:family="text">
      <style:text-properties officeooo:rsid="002dbc96"/>
    </style:style>
    <style:style style:name="T202" style:family="text">
      <style:text-properties officeooo:rsid="002f0eaa"/>
    </style:style>
    <style:style style:name="T203" style:family="text">
      <style:text-properties officeooo:rsid="003f43a7"/>
    </style:style>
    <style:style style:name="T204" style:family="text">
      <style:text-properties officeooo:rsid="00410596"/>
    </style:style>
    <style:style style:name="T205" style:family="text">
      <style:text-properties officeooo:rsid="004f07e7"/>
    </style:style>
    <style:style style:name="T206" style:family="text">
      <style:text-properties officeooo:rsid="007ef0cf"/>
    </style:style>
    <style:style style:name="T207" style:family="text">
      <style:text-properties officeooo:rsid="00f7ff7a"/>
    </style:style>
    <style:style style:name="T208" style:family="text">
      <style:text-properties officeooo:rsid="00f81301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 2 – Encryption </text:p>
      <text:p text:style-name="P1"/>
      <text:p text:style-name="P1"/>
      <text:p text:style-name="P4">Sam Florin</text:p>
      <text:p text:style-name="P3">Information Security, Jönköping University</text:p>
      <text:p text:style-name="P3"><text:a xlink:type="simple" xlink:href="mailto:Sflorin@kth.se" text:style-name="Internet_20_link" text:visited-style-name="Visited_20_Internet_20_Link">Sflorin@kth.se</text:a></text:p>
      <text:p text:style-name="P1"/>
      <text:p text:style-name="P18"/>
      <text:section text:style-name="Sect1" text:name="Sección1">
        <text:p text:style-name="P24"><text:span text:style-name="T61">1. </text:span><text:span text:style-name="T62">I</text:span><text:span text:style-name="T61">ntroduction</text:span></text:p>
        <text:p text:style-name="P22"><text:bookmark-start text:name="__DdeLink__201_121232777"/><text:span text:style-name="T3">Encryption is the process of encoding information and has many use cases in the security industry. </text:span><text:span text:style-name="T4">It</text:span><text:span text:style-name="T5"> adds an extra layer of security, so </text:span><text:span text:style-name="T6">even </text:span><text:span text:style-name="T5">if data </text:span><text:span text:style-name="T7">(plain text)</text:span><text:span text:style-name="T5"> is accessed </text:span><text:span text:style-name="T8">by the wrong party</text:span><text:span text:style-name="T5">, </text:span><text:span text:style-name="T6">it will not be readable </text:span><text:span text:style-name="T9">in its encrypted form</text:span><text:span text:style-name="T5">. </text:span><text:span text:style-name="T10">Encryption is mostly used in applications where data is either in rest or transission such as </text:span><text:span text:style-name="T7">secure network communication, machines and stored data. </text:span><text:span text:style-name="T11">For sensitive data and communication, this is particularly important </text:span><text:span text:style-name="T12">since</text:span><text:span text:style-name="T11"> no software </text:span><text:span text:style-name="T13">system</text:span><text:span text:style-name="T11">, </text:span><text:span text:style-name="T14">over its lifecycle</text:span><text:span text:style-name="T15">, is 100 % secure.</text:span><text:bookmark-end text:name="__DdeLink__201_121232777"/><text:span text:style-name="T15"> </text:span></text:p>
        <text:p text:style-name="P22"><text:span text:style-name="T65">T</text:span><text:span text:style-name="T66">here are 2 types of encryption </text:span><text:span text:style-name="T67">schemes</text:span><text:span text:style-name="T66">, as</text:span><text:span text:style-name="T68">y</text:span><text:span text:style-name="T66">m</text:span><text:span text:style-name="T68">m</text:span><text:span text:style-name="T66">etric (public key) and sym</text:span><text:span text:style-name="T68">m</text:span><text:span text:style-name="T66">etric (private key) </text:span><text:span text:style-name="T88">[1, </text:span><text:span text:style-name="T97">p.</text:span><text:span text:style-name="T99">776-795</text:span><text:span text:style-name="T88">]</text:span><text:span text:style-name="T66">. </text:span><text:span text:style-name="T69">There are also emerging techniques such as the homomorphic encryption </text:span><text:span text:style-name="T70">(</text:span><text:span text:style-name="T67">an </text:span><text:span text:style-name="T70">extension o</text:span><text:span text:style-name="T67">f asym</text:span><text:span text:style-name="T71">m</text:span><text:span text:style-name="T67">etric or symmetric scheme</text:span><text:span text:style-name="T70">)</text:span><text:span text:style-name="T69"> and secure multi-party computation. </text:span><text:span text:style-name="T92">W</text:span><text:span text:style-name="T72">idely used technique</text:span><text:span text:style-name="T92">s</text:span><text:span text:style-name="T72">, still today, </text:span><text:span text:style-name="T92">are</text:span><text:span text:style-name="T72"> the </text:span><text:span text:style-name="T92">algorithms DES (symmetric), AES (symmetric) and </text:span><text:span text:style-name="T72">RSA (asy</text:span><text:span text:style-name="T73">m</text:span><text:span text:style-name="T72">metric) </text:span><text:span text:style-name="T93">[</text:span><text:span text:style-name="T94">1, </text:span><text:span text:style-name="T98">p.776</text:span><text:span text:style-name="T93">]</text:span><text:span text:style-name="T72">. </text:span><text:span text:style-name="T74">Given all necessary properties of a </text:span><text:span text:style-name="T75">correctly constructed</text:span><text:span text:style-name="T74"> RSA </text:span><text:span text:style-name="T76">mechanism</text:span><text:span text:style-name="T74">, it would still take years to </text:span><text:span text:style-name="T77">find the private key</text:span><text:span text:style-name="T78"> with today’s computational power </text:span><text:span text:style-name="T97">[1, p.793]</text:span><text:span text:style-name="T89">[</text:span><text:span text:style-name="T95">2</text:span><text:span text:style-name="T90">]</text:span><text:span text:style-name="T74">.</text:span></text:p>
        <text:p text:style-name="P21"><text:span text:style-name="T79">Although t</text:span><text:span text:style-name="T80">oday’s encryption algorithms will be vulnerable to </text:span><text:span text:style-name="T79">future </text:span><text:span text:style-name="T80">quantum computers </text:span><text:span text:style-name="T81">and</text:span><text:span text:style-name="T80"> algorithms, these advancements may also utilize </text:span><text:span text:style-name="T79">and drive </text:span><text:span text:style-name="T80">better encryption </text:span><text:span text:style-name="T82">technique</text:span><text:span text:style-name="T83">s </text:span><text:span text:style-name="T91">[</text:span><text:span text:style-name="T96">3, </text:span><text:span text:style-name="T100">p.</text:span><text:span text:style-name="T101">1</text:span><text:span text:style-name="T91">]</text:span><text:span text:style-name="T83">. </text:span><text:span text:style-name="T84">This results in that some of both today’s and future’s encrypted data may </text:span><text:span text:style-name="T85">never be </text:span><text:span text:style-name="T84">decrypted, unless the secret </text:span><text:span text:style-name="T86">key</text:span><text:span text:style-name="T84"> is given </text:span><text:span text:style-name="T81">or a backdoor is built in. </text:span><text:span text:style-name="T87"><text:s/></text:span></text:p>
        <text:p text:style-name="P22"><text:span text:style-name="T16">In general, encryption retains and preserves privacy and confidentiality for individuals and companies, but some cases of encryption may </text:span><text:span text:style-name="T17">also </text:span><text:span text:style-name="T16">complicate the work of law enforcement and sercret intelligence. </text:span><text:span text:style-name="T18">This complication has driven law enforcement to request court orders on </text:span><text:span text:style-name="T19">making manufactoring companies responsible, forcing them to </text:span><text:span text:style-name="T18">creat</text:span><text:span text:style-name="T19">e</text:span><text:span text:style-name="T18"> backdoors for encrypted application</text:span><text:span text:style-name="T19">s. </text:span><text:span text:style-name="T17">For example, </text:span><text:span text:style-name="T18">the Apple vs. FBI case </text:span><text:span text:style-name="T17">where Apple declined the request due to the potential damage </text:span><text:span text:style-name="T20">for users </text:span><text:span text:style-name="T17">of creating a backdoor, </text:span><text:span text:style-name="T20">opening up for </text:span><text:span text:style-name="T17">misuse, abuse, leakage and theft </text:span><text:span text:style-name="T21">[</text:span><text:span text:style-name="T22">4</text:span><text:span text:style-name="T21">]</text:span><text:span text:style-name="T23">[5]</text:span><text:span text:style-name="T17">. </text:span></text:p>
        <text:p text:style-name="P26"><text:span text:style-name="T61">2. </text:span><text:span text:style-name="T63">P</text:span><text:span text:style-name="T61">roblem Statement</text:span></text:p>
        <text:p text:style-name="P22"><text:span text:style-name="T58">Shall we limit the use of encryption for companies and individuals? </text:span><text:span text:style-name="T59">Is it possible to make </text:span><text:span text:style-name="T60">usage </text:span><text:span text:style-name="T59">of encryption conditional </text:span><text:span text:style-name="T60">before the law?</text:span></text:p>
        <text:p text:style-name="P25"><text:span text:style-name="T57">3. </text:span><text:span text:style-name="T56">Analysis</text:span></text:p>
        <text:p text:style-name="P27"><text:span text:style-name="T48">To get insights and different perspective on how to deal with encryption cases, an analysis has been done with focus on [5]. </text:span></text:p>
        <text:p text:style-name="P27"><text:span text:style-name="T26">Encryption is good because it retains and preserve</text:span><text:span text:style-name="T27">s</text:span><text:span text:style-name="T26"> privacy and confidentiality, </text:span><text:span text:style-name="T27">thus security, </text:span><text:span text:style-name="T26">for individuals and companies. </text:span><text:span text:style-name="T28">Encryption is an important part of cyber security so limit</text:span><text:span text:style-name="T25">ations </text:span><text:span text:style-name="T28">or </text:span><text:span text:style-name="T29">creati</text:span><text:span text:style-name="T25">on of</text:span><text:span text:style-name="T29"> </text:span><text:span text:style-name="T28">backdoors </text:span><text:span text:style-name="T29">will</text:span><text:span text:style-name="T28"> open up for more security vulnerabilities </text:span><text:span text:style-name="T49">according to Application Developers Alliance and Apple </text:span><text:span text:style-name="T164">[6, p.18-26].</text:span><text:span text:style-name="T28"> </text:span></text:p>
        <text:p text:style-name="P28"><text:span text:style-name="T30">If </text:span><text:span text:style-name="T31">an </text:span><text:span text:style-name="T30">application is not allowed to be secure enough to avoid hackers, it would affect the whole market of that </text:span><text:span text:style-name="T178">business</text:span><text:span text:style-name="T30"> </text:span><text:span text:style-name="T44">[</text:span><text:span text:style-name="T50">6</text:span><text:span text:style-name="T44">, p.1</text:span><text:span text:style-name="T45">9</text:span><text:span text:style-name="T44">]</text:span><text:span text:style-name="T30">. </text:span><text:span text:style-name="T32">It would </text:span><text:span text:style-name="T33">also </text:span><text:span text:style-name="T32">be problematic for smaller to middle-large businesses meet</text:span><text:span text:style-name="T34">ing</text:span><text:span text:style-name="T32"> <text:s/>request</text:span><text:span text:style-name="T54">s</text:span><text:span text:style-name="T32"> </text:span><text:span text:style-name="T35">of</text:span><text:span text:style-name="T32"> such a </text:span><text:span text:style-name="T35">caliber</text:span><text:span text:style-name="T32"> as the Apple vs. FBI </text:span><text:span text:style-name="T35">case </text:span><text:span text:style-name="T32">without taking any damage </text:span><text:span text:style-name="T31">(beeing compelled to create intellectual property) </text:span><text:span text:style-name="T43">[</text:span><text:span text:style-name="T51">6</text:span><text:span text:style-name="T43">, p.18-26]</text:span><text:span text:style-name="T32">. </text:span><text:span text:style-name="T36">What if the encryption was outsourced, what if the an open-source encryption service was used? </text:span></text:p>
        <text:p text:style-name="P31"><text:span text:style-name="T37">There are resonable to say that more and stronger encryption would result in less crime. If a service changes their encryption policies, it is likely that </text:span><text:span text:style-name="T38">criminals</text:span><text:span text:style-name="T37"> would change platforms, </text:span><text:span text:style-name="T46">but also </text:span><text:span text:style-name="T33">cyber criminals could </text:span><text:span text:style-name="T40">exploit the </text:span><text:span text:style-name="T39">non-encrypted data</text:span><text:span text:style-name="T37">. </text:span><text:span text:style-name="T41">A key principle in maintaining an open</text:span><text:span text:style-name="T24"> </text:span><text:span text:style-name="T41">internet with all the possibities it comes with </text:span><text:span text:style-name="T42">(</text:span><text:span text:style-name="T179">transactions, messaging</text:span><text:span text:style-name="T42">, sharing </text:span><text:span text:style-name="T55">etc.</text:span><text:span text:style-name="T42">) </text:span><text:span text:style-name="T41">is to use encryptio</text:span><text:span text:style-name="T24">n. </text:span><text:span text:style-name="T47">I agree with [</text:span><text:span text:style-name="T52">7</text:span><text:span text:style-name="T47">, p.87], </text:span><text:span text:style-name="T53">that the methods for getting investigative information in Apple vs. FBI case </text:span><text:span text:style-name="T165">would undermin</text:span><text:span text:style-name="T179">e a</text:span><text:span text:style-name="T165"> public </text:span><text:span text:style-name="T179">and </text:span><text:span text:style-name="T165">governmental goal of equal or greater importance including personal safety, security and freedom online </text:span><text:span text:style-name="T166">and that: “gevernment’s efforts should not come at expense of the rights and overall security of the public and digital eco</text:span><text:span text:style-name="T167">system”. </text:span><text:span text:style-name="T168">I am certain that these values can be applied to other encryption cases. </text:span></text:p>
        <text:p text:style-name="P29"><text:soft-page-break/><text:span text:style-name="T168">I</text:span><text:span text:style-name="T163">n the Apple vs. FBI dispute, </text:span><text:span text:style-name="T172">A</text:span><text:span text:style-name="T179">merican Civil Liberties Union</text:span><text:span text:style-name="T172"> </text:span><text:span text:style-name="T163">brings up similar points to Application Developers Alliance and Computer &amp; Communications Industry Associations, but they also emphazises </text:span><text:span text:style-name="T169">the ensuring of free speech and an open internet as a result of </text:span><text:span text:style-name="T170">enhanced encryption technologies </text:span><text:span text:style-name="T163">[8, </text:span><text:span text:style-name="T171">p.91</text:span><text:span text:style-name="T163">] </text:span><text:span text:style-name="T170"><text:s/></text:span><text:span text:style-name="T179">and that forced backdoors </text:span><text:span text:style-name="T180">could have a bad impact on this. </text:span></text:p>
        <text:p text:style-name="P30"><text:span text:style-name="T174">Bruce Sewell (Apple)</text:span><text:span text:style-name="T173"> are pushing on that they shall be able to develop the most secure products as possible which they won’t with a backdoor. </text:span><text:span text:style-name="T174">He also <text:s/>pushes on that they don’t have a backdoor software bacause its not safe and to develop one would put thousands of users to risk. </text:span><text:span text:style-name="T175">He is pushing on the consequences and the potential damage that a precedent for government intrusion </text:span><text:span text:style-name="T181">could result in</text:span><text:span text:style-name="T175"> </text:span><text:span text:style-name="T176">[</text:span><text:span text:style-name="T177">9, p.101-103</text:span><text:span text:style-name="T176">].</text:span></text:p>
        <text:p text:style-name="P32"><text:span text:style-name="T176">S</text:span><text:span text:style-name="T184">usan Landau (PhD of cybersecurity poicy, former Google and Sun Microsystems engineer) gives a nuanced summary of the big picture, inline with the earlier given arguments and pinpoints today’s mobile ph</text:span><text:span text:style-name="T188">one</text:span><text:span text:style-name="T184"> usage, <text:s/>cybersecurity threat, the long-term damage of proceeding with FBI’s request </text:span><text:span text:style-name="T182">[10, p.106-130]</text:span><text:span text:style-name="T184">. She also </text:span><text:span text:style-name="T183">critizises FBI’s current approach and </text:span><text:span text:style-name="T185">reveals that there most likely</text:span><text:span text:style-name="T187"> are</text:span><text:span text:style-name="T185"> other feasable </text:span><text:span text:style-name="T187">sources</text:span><text:span text:style-name="T185"> such as private forensics analysis firms or hacker communities </text:span><text:span text:style-name="T186">possessing the knowledge of hacking the phone </text:span><text:span text:style-name="T189">[10, p.109-111, </text:span><text:span text:style-name="T190">118</text:span><text:span text:style-name="T189">]</text:span><text:span text:style-name="T186">. </text:span></text:p>
        <text:p text:style-name="P23"><text:span text:style-name="T152">A</text:span><text:span text:style-name="T153">pple vs. FBI case could have been a precendent of disfavour for encryption and </text:span><text:span text:style-name="T154">se</text:span><text:span text:style-name="T153">curity but, luckily, it wasn’t </text:span><text:span text:style-name="T157">[</text:span><text:span text:style-name="T158">6</text:span><text:span text:style-name="T157">, p.18]</text:span><text:span text:style-name="T153">. </text:span><text:span text:style-name="T155">If there was a simple solution to the problem, I am certain that Apple would have acted differently. </text:span><text:span text:style-name="T156">Instead, we must look beyond individual problems and enforce the long-term security. </text:span><text:span text:style-name="T159">One would have to understand that cases like this can be complexy and ethically problematic. However, we must protect a less directed but far so great interest in sparing the privacy, confidentiality and security to people and business aswell as </text:span><text:span text:style-name="T162">enforcing </text:span><text:span text:style-name="T159">protection against other cyber threats. </text:span><text:span text:style-name="T160">Even in Sweden where we culturally have a different view on freedom, I can’t see how one would justify the means of compelling businesses to unlock devices, solutions or services </text:span><text:span text:style-name="T161">in similar situations to every price. </text:span></text:p>
        <text:p text:style-name="P20"><text:span text:style-name="T2">4</text:span><text:span text:style-name="T1">. </text:span><text:span text:style-name="T197">Comment</text:span></text:p>
        <text:p text:style-name="P20"><text:span text:style-name="T196"/></text:p>
        <text:p text:style-name="P20"><text:span text:style-name="T102">The statements </text:span><text:span text:style-name="T103">from the Apple vs. FBI hearing </text:span><text:span text:style-name="T102">are obviously bias</text:span><text:span text:style-name="T103">ed. However,</text:span><text:span text:style-name="T102"> they provide interesting perspectives in a complex subject. </text:span><text:span text:style-name="T191">Despite the bias of the provided references, </text:span><text:span text:style-name="T192">o</text:span><text:span text:style-name="T191">ne must understand that these were given by professionals </text:span><text:span text:style-name="T195">respectfully t</text:span><text:span text:style-name="T194">ouching on</text:span><text:span text:style-name="T193"> the</text:span><text:span text:style-name="T191"> national tradegy as it is. </text:span></text:p>
        <text:p text:style-name="P19"/>
        <text:h text:style-name="Heading_20_1" text:outline-level="1"><text:span text:style-name="T64">4</text:span><text:span text:style-name="T61">. References</text:span><text:bookmark-start text:name="__DdeLink__428_3615934123"/><text:bookmark-start text:name="__DdeLink__419_3615934123"/><text:bookmark-end text:name="__DdeLink__428_3615934123"/><text:bookmark-end text:name="__DdeLink__419_3615934123"/></text:h>
        <text:p text:style-name="Standard"><text:span text:style-name="T61"/></text:p>
        <text:p text:style-name="P8"><text:span text:style-name="T108">[</text:span><text:span text:style-name="T115">1</text:span><text:span text:style-name="T108">] </text:span><text:span text:style-name="T113">C.P Pfleeger</text:span><text:span text:style-name="T108">, </text:span><text:span text:style-name="T113">S.L. Pfleeger</text:span><text:span text:style-name="T108">, </text:span><text:span text:style-name="T113">J. Margulies</text:span><text:span text:style-name="T108">, </text:span><text:span text:style-name="T151">Security in Computing</text:span><text:span text:style-name="T108">, </text:span><text:span text:style-name="T141">Prentice Hall</text:span><text:span text:style-name="T108">, </text:span><text:span text:style-name="T114">Pearson Education Inc</text:span><text:span text:style-name="T108">, </text:span><text:span text:style-name="T142">2015.</text:span></text:p>
        <text:p text:style-name="P15"/>
        <text:p text:style-name="P7"><text:span text:style-name="T104">[</text:span><text:span text:style-name="T107">2</text:span><text:span text:style-name="T104">] </text:span><text:span text:style-name="T148">R.L. Rivest, A. Shamir, L. Adleman</text:span><text:span text:style-name="T108">, “A method for obtaining digital signatures and public-key cryptosystem” </text:span><text:span text:style-name="T131">Communications of the ACM</text:span><text:span text:style-name="T198">,</text:span><text:span text:style-name="T108"> </text:span><text:span text:style-name="T132">February</text:span><text:span text:style-name="T128">, </text:span><text:span text:style-name="T132">1978</text:span><text:span text:style-name="T126"> </text:span><text:span text:style-name="T128">[Online]</text:span><text:span text:style-name="T108">. Available: </text:span><text:a xlink:type="simple" xlink:href="https://dl.acm.org/doi/10.1145/359340.359342" text:style-name="Internet_20_link" text:visited-style-name="Visited_20_Internet_20_Link"><text:span text:style-name="T108">https://dl.acm.org/doi/10.1145/359340.359342</text:span></text:a><text:span text:style-name="T108">. [</text:span><text:span text:style-name="T112">Accessed </text:span><text:span text:style-name="T127">Nov. 1</text:span><text:span text:style-name="T130">0</text:span><text:span text:style-name="T127">, 2020</text:span><text:span text:style-name="T108">].</text:span></text:p>
        <text:p text:style-name="P6"><text:span text:style-name="T108"/></text:p>
        <text:p text:style-name="P14"><text:span text:style-name="T199">[</text:span><text:span text:style-name="T206">3</text:span><text:span text:style-name="T199">] </text:span><text:span text:style-name="T147">C. Gidney, M. Ekerå</text:span>, "<text:span text:style-name="T147">How a quantum computer could break 2048-bit RSA encryption in 8 hours</text:span>", <text:span text:style-name="T150">Royal Institute of Technology</text:span>, <text:span text:style-name="T146">May</text:span> <text:span text:style-name="T204">23</text:span>, 20<text:span text:style-name="T203">19</text:span>. [Online]. Available: <text:a xlink:type="simple" xlink:href="https://arxiv.org/pdf/1905.09749.pdf" text:style-name="Internet_20_link" text:visited-style-name="Visited_20_Internet_20_Link">https://arxiv.org/pdf/1905.09749.pdf</text:a>. [Accessed <text:span text:style-name="T144">Nov</text:span>. <text:span text:style-name="T200">1</text:span><text:span text:style-name="T205">0</text:span>, <text:span text:style-name="T144">2020</text:span>].</text:p>
        <text:p text:style-name="References"/>
        <text:p text:style-name="P13"><text:span text:style-name="T206">[4</text:span><text:bookmark-start text:name="__DdeLink__417_3615934123"/><text:span text:style-name="T199">] </text:span><text:span text:style-name="T202">A</text:span>. <text:span text:style-name="T145">Kharpal</text:span>, "<text:span text:style-name="T145">Apple vs FBI: All you need to know</text:span>", <text:span text:style-name="T149">CNBC</text:span>, March 29, 20<text:span text:style-name="T201">16</text:span>. [Online]. Available: <text:a xlink:type="simple" xlink:href="https://www.cnbc.com/2016/03/29/apple-vs-fbi-all-you-need-to-know.html" text:style-name="Internet_20_link" text:visited-style-name="Visited_20_Internet_20_Link">https://www.cnbc.com/2016/03/29/apple-vs-fbi-all-you-need-to-know.html</text:a>. [Accessed <text:span text:style-name="T144">Nov</text:span>. <text:span text:style-name="T200">11</text:span>, <text:span text:style-name="T144">2020</text:span>].<text:bookmark-end text:name="__DdeLink__417_3615934123"/></text:p>
        <text:p text:style-name="References"/>
        <text:p text:style-name="P5"><text:bookmark-start text:name="__DdeLink__432_3615934123"/><text:bookmark-start text:name="__DdeLink__407_3615934123"/><text:bookmark-start text:name="__DdeLink__409_3615934123"/><text:bookmark-start text:name="__DdeLink__411_3615934123"/><text:bookmark-start text:name="__DdeLink__421_3615934123"/><text:span text:style-name="T104">[</text:span><text:span text:style-name="T107">5</text:span><text:span text:style-name="T104">] </text:span><text:span text:style-name="T105">B. Goodlatte, S. Husband, P. Apelbaum </text:span><text:span text:style-name="T106">et al.</text:span><text:span text:style-name="T108">, “</text:span><text:span text:style-name="T111">The Encryption Tightrope: Balancing Americans’ Security And Privacy</text:span><text:span text:style-name="T108">” </text:span><text:span text:style-name="T110">U.S Government Publishing Office</text:span><text:span text:style-name="T108">, </text:span><text:span text:style-name="T143">Hearing</text:span> <text:span text:style-name="T143">before the committee</text:span> <text:span text:style-name="T143">on</text:span> <text:span text:style-name="T143">the</text:span> <text:span text:style-name="T143">judiciary</text:span> <text:span text:style-name="T143">house</text:span> <text:span text:style-name="T143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1, 2020</text:span><text:span text:style-name="T108">].</text:span><text:bookmark-end text:name="__DdeLink__432_3615934123"/><text:bookmark-end text:name="__DdeLink__407_3615934123"/><text:bookmark-end text:name="__DdeLink__409_3615934123"/><text:bookmark-end text:name="__DdeLink__411_3615934123"/><text:bookmark-end text:name="__DdeLink__421_3615934123"/></text:p>
        <text:p text:style-name="P5"><text:span text:style-name="T108"/></text:p>
        <text:p text:style-name="P10"><text:span text:style-name="T109">[</text:span><text:span text:style-name="T117">6</text:span><text:span text:style-name="T109">] </text:span><text:span text:style-name="T136">Application Developers Alliance</text:span><text:span text:style-name="T108">, “</text:span><text:span text:style-name="T135">Government Mandates to Weaken Encryption: A Threat to Democracy, Capitalism, and Securty</text:span><text:span text:style-name="T108">”, </text:span><text:span text:style-name="T135">Application Developers Alliance</text:span><text:span text:style-name="T108">, </text:span><text:span text:style-name="T116">Statement for </text:span><text:span text:style-name="T140">Hearing</text:span><text:span text:style-name="T108"> </text:span><text:span text:style-name="T140">before the committee</text:span><text:span text:style-name="T108"> </text:span><text:span text:style-name="T140">on</text:span><text:span text:style-name="T108"> </text:span><text:span text:style-name="T140">the</text:span><text:span text:style-name="T108"> </text:span><text:span text:style-name="T140">judiciary</text:span><text:span text:style-name="T108"> </text:span><text:span text:style-name="T140">house</text:span><text:span text:style-name="T108"> </text:span><text:span text:style-name="T140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1, 2020</text:span><text:span text:style-name="T108">].</text:span></text:p>
        <text:p text:style-name="P5"><text:span text:style-name="T108"/></text:p>
        <text:p text:style-name="P9"><text:bookmark-start text:name="__DdeLink__434_3615934123"/><text:bookmark-start text:name="__DdeLink__436_3615934123"/><text:span text:style-name="T109">[</text:span><text:span text:style-name="T118">7</text:span><text:span text:style-name="T109">] </text:span><text:span text:style-name="T133">E. Black</text:span><text:span text:style-name="T108">, “</text:span><text:span text:style-name="T111">The Encryption Tightrope: Balancing Americans’ Security And Privacy</text:span><text:span text:style-name="T108">”, </text:span><text:span text:style-name="T134">Computer &amp; Communications Industry Association</text:span><text:span text:style-name="T108">, </text:span><text:span text:style-name="T116">Statement for </text:span><text:span text:style-name="T140">Hearing</text:span><text:span text:style-name="T108"> </text:span><text:span text:style-name="T140">before the committee</text:span><text:span text:style-name="T108"> </text:span><text:span text:style-name="T140">on</text:span><text:span text:style-name="T108"> </text:span><text:span text:style-name="T140">the</text:span><text:span text:style-name="T108"> </text:span><text:span text:style-name="T140">judiciary</text:span><text:span text:style-name="T108"> </text:span><text:span text:style-name="T140">house</text:span><text:span text:style-name="T108"> </text:span><text:span text:style-name="T140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1, 2020</text:span><text:span text:style-name="T108">].</text:span><text:bookmark-end text:name="__DdeLink__434_3615934123"/><text:bookmark-end text:name="__DdeLink__436_3615934123"/></text:p>
        <text:p text:style-name="P9"><text:span text:style-name="T108"/></text:p>
        <text:p text:style-name="P11"><text:bookmark-start text:name="__DdeLink__438_3615934123"/><text:span text:style-name="T109">[</text:span><text:span text:style-name="T119">8</text:span><text:span text:style-name="T109">] </text:span><text:span text:style-name="T120">K</text:span><text:span text:style-name="T133">. </text:span><text:span text:style-name="T137">Johanson</text:span><text:span text:style-name="T108">, </text:span><text:span text:style-name="T121">N.S Guliana, </text:span><text:span text:style-name="T108">“</text:span><text:span text:style-name="T111">The Encryption Tightrope: Balancing Americans’ Security And Privacy</text:span><text:span text:style-name="T108">”, </text:span><text:span text:style-name="T138">American Civil Liberites Union</text:span><text:span text:style-name="T108">, </text:span><text:span text:style-name="T122">Mail-</text:span><text:span text:style-name="T116">Statement for </text:span><text:span text:style-name="T140">Hearing</text:span><text:span text:style-name="T108"> </text:span><text:span text:style-name="T140">before the committee</text:span><text:span text:style-name="T108"> </text:span><text:span text:style-name="T140">on</text:span><text:span text:style-name="T108"> </text:span><text:span text:style-name="T140">the</text:span><text:span text:style-name="T108"> </text:span><text:span text:style-name="T140">judiciary</text:span><text:span text:style-name="T108"> </text:span><text:span text:style-name="T140">house</text:span><text:span text:style-name="T108"> </text:span><text:span text:style-name="T140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1, 2020</text:span><text:span text:style-name="T108">].</text:span><text:bookmark-end text:name="__DdeLink__438_3615934123"/></text:p>
        <text:p text:style-name="P11"><text:span text:style-name="T108"/></text:p>
        <text:p text:style-name="P16"><text:bookmark-start text:name="__DdeLink__441_3615934123"/><text:soft-page-break/><text:span text:style-name="T109">[</text:span><text:span text:style-name="T123">9</text:span><text:span text:style-name="T109">] </text:span><text:span text:style-name="T124">B. Sewell,</text:span><text:span text:style-name="T121"> </text:span><text:span text:style-name="T108">“</text:span><text:span text:style-name="T111">The Encryption Tightrope: Balancing Americans’ Security And Privacy</text:span><text:span text:style-name="T108">”, </text:span><text:span text:style-name="T138">American Civil Liberites Union</text:span><text:span text:style-name="T108">, </text:span><text:span text:style-name="T116">Statement for </text:span><text:span text:style-name="T140">Hearing</text:span><text:span text:style-name="T108"> </text:span><text:span text:style-name="T140">before the committee</text:span><text:span text:style-name="T108"> </text:span><text:span text:style-name="T140">on</text:span><text:span text:style-name="T108"> </text:span><text:span text:style-name="T140">the</text:span><text:span text:style-name="T108"> </text:span><text:span text:style-name="T140">judiciary</text:span><text:span text:style-name="T108"> </text:span><text:span text:style-name="T140">house</text:span><text:span text:style-name="T108"> </text:span><text:span text:style-name="T140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1, 2020</text:span><text:span text:style-name="T108">].</text:span><text:bookmark-end text:name="__DdeLink__441_3615934123"/></text:p>
        <text:p text:style-name="P16"><text:span text:style-name="T108"/></text:p>
        <text:p text:style-name="P12"><text:span text:style-name="T109">[</text:span><text:span text:style-name="T125">10</text:span><text:span text:style-name="T109">] </text:span><text:span text:style-name="T125">S. Landau</text:span><text:span text:style-name="T124">,</text:span><text:span text:style-name="T121"> </text:span><text:span text:style-name="T108">“</text:span><text:span text:style-name="T111">The Encryption Tightrope: Balancing Americans’ Security And Privacy</text:span><text:span text:style-name="T108">”, </text:span><text:span text:style-name="T116">Statement for </text:span><text:span text:style-name="T140">Hearing</text:span><text:span text:style-name="T108"> </text:span><text:span text:style-name="T140">before the committee</text:span><text:span text:style-name="T108"> </text:span><text:span text:style-name="T140">on</text:span><text:span text:style-name="T108"> </text:span><text:span text:style-name="T140">the</text:span><text:span text:style-name="T108"> </text:span><text:span text:style-name="T140">judiciary</text:span><text:span text:style-name="T108"> </text:span><text:span text:style-name="T140">house</text:span><text:span text:style-name="T108"> </text:span><text:span text:style-name="T140">of representative</text:span><text:span text:style-name="T198">,</text:span><text:span text:style-name="T108"> </text:span><text:span text:style-name="T128">Mar</text:span><text:span text:style-name="T129">ch</text:span><text:span text:style-name="T128"> 1, 2016</text:span><text:span text:style-name="T126"> </text:span><text:span text:style-name="T128">[Online]</text:span><text:span text:style-name="T108">. Available: </text:span><text:a xlink:type="simple" xlink:href="https://www.govinfo.gov/content/pkg/CHRG-114hhrg98899/pdf/CHRG-114hhrg98899.pdf" text:style-name="Internet_20_link" text:visited-style-name="Visited_20_Internet_20_Link"><text:span text:style-name="T108">https://www.govinfo.gov/content/pkg/CHRG-114hhrg98899/pdf/CHRG-114hhrg98899.pdf</text:span></text:a><text:span text:style-name="T108">. [</text:span><text:span text:style-name="T112">Accessed </text:span><text:span text:style-name="T127">Nov. 1</text:span><text:span text:style-name="T139">2</text:span><text:span text:style-name="T127">, 2020</text:span><text:span text:style-name="T108">].</text:span></text:p>
      </text:section>
      <text:section text:style-name="Sect2" text:name="Sección2"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s" svg:font-family="'Times new romans'"/>
    <style:font-face style:name="serif" svg:font-family="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EEE-paper-format</dc:title>
    <meta:creation-date>2020-11-11T18:46:56.190876913</meta:creation-date>
    <meta:editing-cycles>178</meta:editing-cycles>
    <meta:editing-duration>P1DT3H14M55S</meta:editing-duration>
    <meta:generator>LibreOffice/6.4.6.2$Linux_X86_64 LibreOffice_project/40$Build-2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20-11-12T22:13:26.674453418</dc:date>
    <meta:document-statistic meta:table-count="0" meta:image-count="0" meta:object-count="0" meta:page-count="3" meta:paragraph-count="33" meta:word-count="1335" meta:character-count="9389" meta:non-whitespace-character-count="8069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